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-color="#ffffff" draw:textarea-horizontal-align="justify" draw:textarea-vertical-align="middle" draw:auto-grow-height="false" fo:min-height="0.39cm" fo:min-width="4.778cm" fo:padding-top="0.2cm" fo:padding-bottom="0.2cm" fo:padding-left="0.325cm" fo:padding-right="0.325cm"/>
    </style:style>
    <style:style style:name="gr2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draw:stroke="dash" draw:stroke-dash="Fine_20_Dashed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4" style:family="graphic" style:parent-style-name="objectwithoutfill">
      <style:graphic-properties draw:stroke="solid" draw:stroke-dash="Fine_20_Dashed" svg:stroke-width="0.152cm" draw:marker-start-width="0.409cm" draw:marker-end-width="0.409cm" draw:fill="none" draw:textarea-vertical-align="middle" fo:padding-top="0.182cm" fo:padding-bottom="0.182cm" fo:padding-left="0.307cm" fo:padding-right="0.307cm"/>
    </style:style>
    <style:style style:name="gr5" style:family="graphic" style:parent-style-name="objectwithoutfill">
      <style:graphic-properties draw:stroke="dash" draw:stroke-dash="Fine_20_Dashed" svg:stroke-width="0.152cm" draw:marker-start-width="0.409cm" draw:marker-end-width="0.409cm" draw:fill="none" draw:textarea-vertical-align="middle" fo:padding-top="0.182cm" fo:padding-bottom="0.182cm" fo:padding-left="0.307cm" fo:padding-right="0.307cm"/>
    </style:style>
    <style:style style:name="gr6" style:family="graphic" style:parent-style-name="objectwithoutfill">
      <style:graphic-properties draw:stroke="solid" draw:stroke-dash="Fine_20_Dashed" svg:stroke-width="0.152cm" svg:stroke-color="#21409a" draw:marker-start-width="0.427cm" draw:marker-end-width="0.4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solid" draw:stroke-dash="Fine_20_Dashed" svg:stroke-width="0.152cm" svg:stroke-color="#21409a" draw:marker-start-width="0.426cm" draw:marker-end-width="0.426cm" draw:fill="none" draw:textarea-vertical-align="middle" fo:padding-top="0.199cm" fo:padding-bottom="0.199cm" fo:padding-left="0.324cm" fo:padding-right="0.324cm"/>
    </style:style>
    <style:style style:name="gr8" style:family="graphic" style:parent-style-name="objectwithoutfill">
      <style:graphic-properties draw:stroke="solid" draw:stroke-dash="Fine_20_Dashed" svg:stroke-width="0.102cm" svg:stroke-color="#21409a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Fine_20_Dashed" svg:stroke-width="0.152cm" svg:stroke-color="#000000" draw:marker-start-width="0.427cm" draw:marker-end-width="0.427cm" draw:fill-color="#ffffff" draw:textarea-horizontal-align="justify" draw:textarea-vertical-align="middle" draw:auto-grow-height="false" fo:min-height="5.719cm" fo:min-width="8.136cm" fo:padding-top="0.2cm" fo:padding-bottom="0.2cm" fo:padding-left="0.325cm" fo:padding-right="0.325cm"/>
    </style:style>
    <style:style style:name="gr10" style:family="graphic" style:parent-style-name="standard">
      <style:graphic-properties draw:stroke="solid" draw:stroke-dash="Fine_20_Dashed" svg:stroke-width="0.152cm" draw:marker-start-width="0.427cm" draw:marker-end-width="0.427cm" draw:fill-color="#ffffff" draw:textarea-horizontal-align="justify" draw:textarea-vertical-align="middle" draw:auto-grow-height="false" fo:min-height="0.216cm" fo:min-width="0.516cm" fo:padding-top="0.2cm" fo:padding-bottom="0.2cm" fo:padding-left="0.325cm" fo:padding-right="0.325cm"/>
    </style:style>
    <style:style style:name="gr11" style:family="graphic" style:parent-style-name="standard">
      <style:graphic-properties draw:stroke="dash" draw:stroke-dash="Fine_20_Dashed" draw:fill-color="#ed1c24" draw:textarea-horizontal-align="justify" draw:textarea-vertical-align="middle" draw:auto-grow-height="false" fo:min-height="1.274cm" fo:min-width="2.216cm"/>
    </style:style>
    <style:style style:name="gr12" style:family="graphic" style:parent-style-name="objectwithoutfill">
      <style:graphic-properties draw:stroke="solid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2cm" fo:min-width="0.32cm"/>
    </style:style>
    <style:style style:name="gr1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2cm" fo:min-width="0.18cm"/>
    </style:style>
    <style:style style:name="gr1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945cm" fo:min-width="12.964cm"/>
    </style:style>
    <style:style style:name="gr1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945cm" fo:min-width="14.366cm"/>
    </style:style>
    <style:style style:name="gr18" style:family="graphic" style:parent-style-name="objectwithoutfill">
      <style:graphic-properties draw:stroke="solid" draw:stroke-dash="Fine_20_Dashed" svg:stroke-width="0.102cm" svg:stroke-color="#21409a" draw:marker-start-width="0.352cm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21409a" draw:marker-start-width="0.352cm" draw:marker-end-width="0.352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02cm" svg:stroke-color="#0066b3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4pt" fo:font-weight="bold"/>
    </style:style>
    <style:style style:name="P6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7" style:family="paragraph">
      <style:paragraph-properties fo:text-align="center"/>
    </style:style>
    <style:style style:name="T1" style:family="text">
      <style:text-properties fo:font-size="24pt" fo:font-weight="bold"/>
    </style:style>
    <style:style style:name="T2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1.016cm" svg:x="23.731cm" svg:y="5.3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23.708cm" svg:y1="6.348cm" svg:x2="33.233cm" svg:y2="13.46cm">
          <text:p/>
        </draw:line>
        <draw:line draw:style-name="gr2" draw:text-style-name="P2" draw:layer="layout" svg:x1="30.058cm" svg:y1="6.348cm" svg:x2="39.456cm" svg:y2="13.46cm">
          <text:p/>
        </draw:line>
        <draw:line draw:style-name="gr2" draw:text-style-name="P2" draw:layer="layout" svg:x1="31.963cm" svg:y1="5.332cm" svg:x2="41.488cm" svg:y2="12.444cm">
          <text:p/>
        </draw:line>
        <draw:line draw:style-name="gr3" draw:text-style-name="P2" draw:layer="layout" svg:x1="25.867cm" svg:y1="5.332cm" svg:x2="35.265cm" svg:y2="12.317cm">
          <text:p/>
        </draw:line>
        <draw:line draw:style-name="gr4" draw:text-style-name="P2" draw:layer="layout" svg:x1="33.487cm" svg:y1="13.46cm" svg:x2="39.456cm" svg:y2="13.46cm">
          <text:p/>
        </draw:line>
        <draw:line draw:style-name="gr5" draw:text-style-name="P2" draw:layer="layout" svg:x1="35.138cm" svg:y1="12.317cm" svg:x2="41.107cm" svg:y2="12.317cm">
          <text:p/>
        </draw:line>
        <draw:line draw:style-name="gr3" draw:text-style-name="P2" draw:layer="layout" svg:x1="35.138cm" svg:y1="12.317cm" svg:x2="33.36cm" svg:y2="13.46cm">
          <text:p/>
        </draw:line>
        <draw:line draw:style-name="gr6" draw:text-style-name="P2" draw:layer="layout" svg:x1="41.361cm" svg:y1="12.317cm" svg:x2="39.583cm" svg:y2="13.46cm">
          <text:p/>
        </draw:line>
        <draw:line draw:style-name="gr7" draw:text-style-name="P2" draw:layer="layout" svg:x1="26.375cm" svg:y1="12.598cm" svg:x2="28.153cm" svg:y2="13.233cm">
          <text:p/>
        </draw:line>
        <draw:line draw:style-name="gr8" draw:text-style-name="P2" draw:layer="layout" svg:x1="26.502cm" svg:y1="12.644cm" svg:x2="28.661cm" svg:y2="12.517cm">
          <text:p/>
        </draw:line>
        <draw:line draw:style-name="gr8" draw:text-style-name="P2" draw:layer="layout" svg:x1="28.688cm" svg:y1="12.571cm" svg:x2="28.18cm" svg:y2="13.333cm">
          <text:p/>
        </draw:line>
        <draw:line draw:style-name="gr7" draw:text-style-name="P2" draw:layer="layout" svg:x1="26.363cm" svg:y1="4.311cm" svg:x2="28.141cm" svg:y2="4.946cm">
          <text:p/>
        </draw:line>
        <draw:line draw:style-name="gr8" draw:text-style-name="P2" draw:layer="layout" svg:x1="26.49cm" svg:y1="4.257cm" svg:x2="28.649cm" svg:y2="4.13cm">
          <text:p/>
        </draw:line>
        <draw:line draw:style-name="gr8" draw:text-style-name="P2" draw:layer="layout" svg:x1="28.688cm" svg:y1="4.271cm" svg:x2="28.18cm" svg:y2="5.033cm">
          <text:p/>
        </draw:line>
        <draw:line draw:style-name="gr8" draw:text-style-name="P2" draw:layer="layout" svg:x1="28.28cm" svg:y1="5.105cm" svg:x2="28.153cm" svg:y2="13.36cm">
          <text:p/>
        </draw:line>
        <draw:line draw:style-name="gr8" draw:text-style-name="P2" draw:layer="layout" svg:x1="26.481cm" svg:y1="4.506cm" svg:x2="26.354cm" svg:y2="12.761cm">
          <text:p/>
        </draw:line>
        <draw:line draw:style-name="gr8" draw:text-style-name="P2" draw:layer="layout" svg:x1="28.682cm" svg:y1="4.307cm" svg:x2="28.555cm" svg:y2="12.562cm">
          <text:p/>
        </draw:line>
        <draw:line draw:style-name="gr8" draw:text-style-name="P2" draw:layer="layout" svg:x1="26.482cm" svg:y1="4.507cm" svg:x2="26.355cm" svg:y2="12.762cm">
          <text:p/>
        </draw:line>
        <draw:line draw:style-name="gr8" draw:text-style-name="P2" draw:layer="layout" svg:x1="26.482cm" svg:y1="4.507cm" svg:x2="26.355cm" svg:y2="12.762cm">
          <text:p/>
        </draw:line>
        <draw:custom-shape draw:style-name="gr9" draw:text-style-name="P1" draw:layer="layout" svg:width="8.636cm" svg:height="5.969cm" svg:x="10.333cm" svg:y="7.85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32cm" svg:height="1.397cm" draw:transform="rotate (1.60483024720879) translate (4.79cm 11.3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out" svg:width="3.102cm" svg:height="3.048cm" svg:x="7.277cm" svg:y="9.1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2" draw:layer="layout" svg:x1="1.381cm" svg:y1="14.746cm" svg:x2="1.381cm" svg:y2="3.443cm">
          <text:p/>
        </draw:line>
        <draw:line draw:style-name="gr12" draw:text-style-name="P2" draw:layer="layout" svg:x1="1.4cm" svg:y1="14.676cm" svg:x2="20.069cm" svg:y2="14.676cm">
          <text:p/>
        </draw:line>
        <draw:line draw:style-name="gr13" draw:text-style-name="P2" draw:layer="layout" svg:x1="23.254cm" svg:y1="14.8cm" svg:x2="41.669cm" svg:y2="14.8cm">
          <text:p/>
        </draw:line>
        <draw:line draw:style-name="gr13" draw:text-style-name="P2" draw:layer="layout" svg:x1="23.354cm" svg:y1="14.8cm" svg:x2="23.354cm" svg:y2="3.116cm">
          <text:p/>
        </draw:line>
        <draw:line draw:style-name="gr13" draw:text-style-name="P2" draw:layer="layout" svg:x1="23.454cm" svg:y1="14.8cm" svg:x2="37.297cm" svg:y2="7.053cm">
          <text:p/>
        </draw:line>
        <draw:frame draw:style-name="gr14" draw:text-style-name="P4" draw:layer="layout" svg:width="0.82cm" svg:height="0.962cm" svg:x="20.088cm" svg:y="14.265cm">
          <draw:text-box>
            <text:p>x</text:p>
          </draw:text-box>
        </draw:frame>
        <draw:frame draw:style-name="gr14" draw:text-style-name="P4" draw:layer="layout" svg:width="0.82cm" svg:height="0.962cm" svg:x="0.954cm" svg:y="2.281cm">
          <draw:text-box>
            <text:p>y</text:p>
          </draw:text-box>
        </draw:frame>
        <draw:frame draw:style-name="gr14" draw:text-style-name="P4" draw:layer="layout" svg:width="0.82cm" svg:height="0.962cm" svg:x="41.542cm" svg:y="14.308cm">
          <draw:text-box>
            <text:p>x</text:p>
          </draw:text-box>
        </draw:frame>
        <draw:frame draw:style-name="gr14" draw:text-style-name="P4" draw:layer="layout" svg:width="0.82cm" svg:height="0.962cm" svg:x="37.278cm" svg:y="6.453cm">
          <draw:text-box>
            <text:p>y</text:p>
          </draw:text-box>
        </draw:frame>
        <draw:frame draw:style-name="gr15" draw:text-style-name="P4" draw:layer="layout" svg:width="0.68cm" svg:height="0.962cm" svg:x="23.108cm" svg:y="2.116cm">
          <draw:text-box>
            <text:p>t</text:p>
          </draw:text-box>
        </draw:frame>
        <draw:frame draw:style-name="gr16" draw:text-style-name="P5" draw:layer="layout" svg:width="13.464cm" svg:height="1.195cm" svg:x="3.837cm" svg:y="1.378cm">
          <draw:text-box>
            <text:p><text:span text:style-name="T1">A dynamic </text:span><text:span text:style-name="T2">collision</text:span><text:span text:style-name="T1"> event in 2D:</text:span></text:p>
          </draw:text-box>
        </draw:frame>
        <draw:frame draw:style-name="gr17" draw:text-style-name="P6" draw:layer="layout" svg:width="14.866cm" svg:height="1.195cm" svg:x="25.694cm" svg:y="1.489cm">
          <draw:text-box>
            <text:p><text:span text:style-name="T2">..and its static representation in 3D:</text:span></text:p>
          </draw:text-box>
        </draw:frame>
        <draw:line draw:style-name="gr18" draw:text-style-name="P2" draw:layer="layout" svg:x1="28.688cm" svg:y1="8.871cm" svg:x2="28.18cm" svg:y2="9.633cm">
          <text:p text:style-name="P7">c</text:p>
        </draw:line>
        <draw:line draw:style-name="gr18" draw:text-style-name="P2" draw:layer="layout" svg:x1="28.688cm" svg:y1="8.371cm" svg:x2="28.18cm" svg:y2="9.133cm">
          <text:p text:style-name="P7">c</text:p>
        </draw:line>
        <draw:line draw:style-name="gr18" draw:text-style-name="P2" draw:layer="layout" svg:x1="28.688cm" svg:y1="8.871cm" svg:x2="28.18cm" svg:y2="9.633cm">
          <text:p text:style-name="P7">c</text:p>
        </draw:line>
        <draw:line draw:style-name="gr18" draw:text-style-name="P2" draw:layer="layout" svg:x1="28.688cm" svg:y1="7.771cm" svg:x2="28.18cm" svg:y2="8.533cm">
          <text:p text:style-name="P7">c</text:p>
        </draw:line>
        <draw:line draw:style-name="gr18" draw:text-style-name="P2" draw:layer="layout" svg:x1="28.688cm" svg:y1="7.171cm" svg:x2="28.18cm" svg:y2="7.933cm">
          <text:p text:style-name="P7">c</text:p>
        </draw:line>
        <draw:line draw:style-name="gr18" draw:text-style-name="P2" draw:layer="layout" svg:x1="28.688cm" svg:y1="6.371cm" svg:x2="28.18cm" svg:y2="7.133cm">
          <text:p text:style-name="P7">c</text:p>
        </draw:line>
        <draw:line draw:style-name="gr7" draw:text-style-name="P2" draw:layer="layout" svg:x1="26.375cm" svg:y1="6.499cm" svg:x2="28.153cm" svg:y2="7.134cm">
          <text:p/>
        </draw:line>
        <draw:line draw:style-name="gr8" draw:text-style-name="P2" draw:layer="layout" svg:x1="26.503cm" svg:y1="6.445cm" svg:x2="28.662cm" svg:y2="6.318cm">
          <text:p/>
        </draw:line>
        <draw:line draw:style-name="gr19" draw:text-style-name="P2" draw:layer="layout" svg:x1="28.178cm" svg:y1="8.874cm" svg:x2="27.416cm" svg:y2="8.62cm">
          <text:p/>
        </draw:line>
        <draw:line draw:style-name="gr20" draw:text-style-name="P2" draw:layer="layout" svg:x1="28.686cm" svg:y1="7.985cm" svg:x2="27.67cm" svg:y2="8.112cm">
          <text:p/>
        </draw:line>
        <draw:line draw:style-name="gr20" draw:text-style-name="P2" draw:layer="layout" svg:x1="28.305cm" svg:y1="7.731cm" svg:x2="27.035cm" svg:y2="7.35cm">
          <text:p/>
        </draw:line>
        <draw:line draw:style-name="gr20" draw:text-style-name="P2" draw:layer="layout" svg:x1="27.924cm" svg:y1="7.985cm" svg:x2="27.289cm" svg:y2="8.493cm">
          <text:p/>
        </draw:line>
        <draw:line draw:style-name="gr20" draw:text-style-name="P2" draw:layer="layout" svg:x1="28.686cm" svg:y1="7.223cm" svg:x2="27.416cm" svg:y2="7.223cm">
          <text:p/>
        </draw:line>
        <draw:line draw:style-name="gr20" draw:text-style-name="P2" draw:layer="layout" svg:x1="27.162cm" svg:y1="7.35cm" svg:x2="27.416cm" svg:y2="7.0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434cm" fo:page-height="16.8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13T18:48:42.476139439</meta:creation-date>
    <dc:date>2022-04-14T17:55:29.717051897</dc:date>
    <meta:editing-duration>PT39M55S</meta:editing-duration>
    <meta:editing-cycles>11</meta:editing-cycles>
    <meta:generator>LibreOffice/6.0.7.3$Linux_X86_64 LibreOffice_project/00m0$Build-3</meta:generator>
    <meta:document-statistic meta:object-count="49"/>
  </office:meta>
</office:document-meta>
</file>